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cel Drawing Tool Release Notes</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Parcel Drawing Tool Release Notes<text:tab/>1</text:p>
          <text:p text:style-name="P7">Oskari related notes<text:tab/>1</text:p>
          <text:p text:style-name="P7">Demo application<text:tab/>1</text:p>
          <text:p text:style-name="P7">Application configuration file (config.json)<text:tab/>1</text:p>
          <text:p text:style-name="P8">Parcel<text:tab/>1</text:p>
          <text:p text:style-name="P7">Bundle specific notes<text:tab/>1</text:p>
          <text:p text:style-name="P8">Parcel<text:tab/>1</text:p>
          <text:p text:style-name="P8">ParcelSelector<text:tab/>1</text:p>
          <text:p text:style-name="P8">ParcelInfo<text:tab/>2</text:p>
          <text:p text:style-name="P7">Known bugs<text:tab/>2</text:p>
          <text:p text:style-name="P8">Parcel<text:tab/>2</text:p>
          <text:p text:style-name="P8">ParcelSelector<text:tab/>2</text:p>
          <text:p text:style-name="P7">Extras<text:tab/>2</text:p>
        </text:index-body>
      </text:table-of-content>
      <text:p text:style-name="Standard"/>
      <text:h text:style-name="Heading_20_2" text:outline-level="2">Oskari related notes</text:h>
      <text:p text:style-name="Standard">Some of Oskari framework resources css-files use absolute paths. It might be better idea to change them to relative paths. Then, icons are correctly shown also if Oskari is not in the root path of the server URL.</text:p>
      <text:h text:style-name="Heading_20_2" text:outline-level="2">Demo application</text:h>
      <text:p text:style-name="Standard">Demo of the Parcel Drawing Tool application is located in <text:span text:style-name="T1">Oskari/applications/parcel</text:span> -folder.</text:p>
      <text:h text:style-name="Heading_20_2" text:outline-level="2">Application configuration file (config.json)</text:h>
      <text:h text:style-name="Heading_20_3" text:outline-level="3">Parcel</text:h>
      <text:list xml:id="list35350667" text:style-name="L1">
        <text:list-item>
          <text:p text:style-name="P1">requires configuration in config.json. See, <text:span text:style-name="T1">Oskari/bundles/framework/bundle/parcel/instance.js</text:span> for detailed description about configuration.</text:p>
          <text:list>
            <text:list-item>
              <text:p text:style-name="P1">Especially check there how to configurate URLs, proxy, and would it be better to leave <text:span text:style-name="T1">hideSomeToolbarButtons</text:span> property out of the configuration to make sure all the bundles have correct buttons available.</text:p>
            </text:list-item>
          </text:list>
        </text:list-item>
      </text:list>
      <text:h text:style-name="Heading_20_2" text:outline-level="2">Bundle specific notes</text:h>
      <text:h text:style-name="Heading_20_3" text:outline-level="3">Parcel</text:h>
      <text:list xml:id="list35388344" text:continue-numbering="true" text:style-name="L1">
        <text:list-item>
          <text:p text:style-name="P1">Provides the actual drawing tool implementation starting from the loading of feature data from the server, to editing it, and to saving data by using WFST to the server.</text:p>
        </text:list-item>
        <text:list-item>
          <text:p text:style-name="P1">requires configuration in config.json. See, above.</text:p>
        </text:list-item>
      </text:list>
      <text:h text:style-name="Heading_20_3" text:outline-level="3">ParcelSelector</text:h>
      <text:list xml:id="list35367016" text:style-name="L2">
        <text:list-item>
          <text:p text:style-name="P2">Provides means to ask user to give parcel ID that is sent as an event and used by Parcel as FID when feature data is requested from the server.</text:p>
        </text:list-item>
        <text:list-item>
          <text:p text:style-name="P2"><text:soft-page-break/>does not require configuration in config.json</text:p>
        </text:list-item>
      </text:list>
      <text:p text:style-name="Standard"/>
      <text:h text:style-name="Heading_20_3" text:outline-level="3">ParcelInfo</text:h>
      <text:list xml:id="list35361808" text:style-name="L3">
        <text:list-item>
          <text:p text:style-name="P3">Shows name, area, and length inormation about the selected feature if the layer has been registered for the bundle.</text:p>
        </text:list-item>
        <text:list-item>
          <text:p text:style-name="P3">does not require configuration in config json</text:p>
        </text:list-item>
      </text:list>
      <text:p text:style-name="Standard"/>
      <text:h text:style-name="Heading_20_2" text:outline-level="2">Known bugs</text:h>
      <text:h text:style-name="Heading_20_3" text:outline-level="3">Parcel</text:h>
      <text:list xml:id="list35348820" text:style-name="L4">
        <text:list-item>
          <text:p text:style-name="P4">WFST UPDATE bug: WFST transaction is implemented in <text:span text:style-name="T1">Oskari/bundles/framework/bundle/parcel/service/ParcelWFST.js</text:span><text:span text:style-name="T2"> -file. Notice, that if config.js defines different </text:span><text:span text:style-name="T1">queryUrl</text:span><text:span text:style-name="T2"> and </text:span><text:span text:style-name="T1">transactionUrl,</text:span><text:span text:style-name="T2"> WFST uses INSERT for database operation. If </text:span><text:span text:style-name="T1">queryUrl</text:span><text:span text:style-name="T2"> and </text:span><text:span text:style-name="T1">transactionUrl</text:span><text:span text:style-name="T2"> are same or if transactionUrl has not been defined, UPDATE is used instead. But, if UPDATE is used, the geometry polygon data is not included into the UPDATED feature data for some reason.</text:span></text:p>
        </text:list-item>
      </text:list>
      <text:h text:style-name="Heading_20_3" text:outline-level="3">ParcelSelector</text:h>
      <text:list xml:id="list35345156" text:style-name="L5">
        <text:list-item>
          <text:p text:style-name="P5">Internet Explorer: Flyout can not be closed by pressing flyout close-x-button because it dodges the pointer. This is not critical bug because flyout can be normally closed by pressing tile or if the parcel is requested, the flyout is normally closed by the flow.</text:p>
        </text:list-item>
      </text:list>
      <text:h text:style-name="Heading_20_2" text:outline-level="2">Extras</text:h>
      <text:p text:style-name="Standard"><text:span text:style-name="T1">Extras</text:span> -folder under <text:span text:style-name="T1">release_notes</text:span> -folder provide files that are not required for Parcel Drawing Tool but may be useful in other projects or useful as general examp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14:52:14.87</meta:creation-date>
    <dc:date>2012-12-19T15:25:00.11</dc:date>
    <meta:editing-duration>PT32M26S</meta:editing-duration>
    <meta:editing-cycles>3</meta:editing-cycles>
    <meta:generator>LibreOffice/3.4$Win32 LibreOffice_project/340m1$Build-302</meta:generator>
    <meta:document-statistic meta:table-count="0" meta:image-count="0" meta:object-count="0" meta:page-count="2" meta:paragraph-count="40" meta:word-count="413" meta:character-count="2565" meta:non-whitespace-character-count="2565"/>
  </office:meta>
</office:document-meta>
</file>